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839" officeooo:paragraph-rsid="000de839"/>
    </style:style>
    <style:style style:name="P2" style:family="paragraph" style:parent-style-name="Standard">
      <style:text-properties fo:language="en" fo:country="US" officeooo:rsid="000de839" officeooo:paragraph-rsid="000de839" style:font-size-asian="10.5pt"/>
    </style:style>
    <style:style style:name="P3" style:family="paragraph" style:parent-style-name="Standard">
      <style:text-properties fo:language="en" fo:country="US" officeooo:rsid="00106fc1" officeooo:paragraph-rsid="00106fc1" style:font-size-asian="10.5pt"/>
    </style:style>
    <style:style style:name="P4" style:family="paragraph" style:parent-style-name="Standard">
      <style:text-properties style:text-underline-style="solid" style:text-underline-width="auto" style:text-underline-color="font-color" officeooo:rsid="00140495" officeooo:paragraph-rsid="00140495"/>
    </style:style>
    <style:style style:name="T1" style:family="text">
      <style:text-properties fo:language="en" fo:country="US" style:font-size-asian="10.5pt"/>
    </style:style>
    <style:style style:name="T2" style:family="text">
      <style:text-properties fo:language="en" fo:country="US" officeooo:rsid="001252b2" style:font-size-asian="10.5pt"/>
    </style:style>
    <style:style style:name="T3" style:family="text">
      <style:text-properties officeooo:rsid="000ec0ea"/>
    </style:style>
    <style:style style:name="T4" style:family="text">
      <style:text-properties officeooo:rsid="00106fc1"/>
    </style:style>
    <style:style style:name="T5" style:family="text">
      <style:text-properties officeooo:rsid="001252b2"/>
    </style:style>
    <style:style style:name="T6" style:family="text">
      <style:text-properties officeooo:rsid="0012b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s for the IFT System</text:p>
      <text:p text:style-name="P1"/>
      <text:p text:style-name="P1">1. The system will be used for statistical analysis.</text:p>
      <text:p text:style-name="P1"><text:span text:style-name="T1"><text:tab/></text:span><text:span text:style-name="T2">1.1 The number of times a specific path is traversed.</text:span></text:p>
      <text:p text:style-name="P2">2. The system will be used for <text:span text:style-name="T4">identification of components of interest</text:span>.</text:p>
      <text:p text:style-name="P2"><text:span text:style-name="T4"><text:tab/>2.1 Identification of pipelines.</text:span></text:p>
      <text:p text:style-name="P2"><text:tab/><text:span text:style-name="T6">2.2 Identification of state machines</text:span></text:p>
      <text:p text:style-name="P2">3. The system <text:span text:style-name="T3">will produce output that will indicate the effect the which inputs have on the which output of the designs.</text:span></text:p>
      <text:p text:style-name="P3">4. <text:span text:style-name="T5">The system will produce output to describe the behavior of the unfamiliar system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5T15:11:11.409098079</meta:creation-date>
    <dc:date>2022-02-25T16:24:46.181270592</dc:date>
    <meta:editing-duration>PT22M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2" meta:character-count="481" meta:non-whitespace-character-count="404"/>
  </office:meta>
</office:document-meta>
</file>